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1119e"/>
    </style:style>
    <style:style style:name="T1" style:family="text">
      <style:text-properties officeooo:rsid="000111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AD ME:</text:span></text:p>
      <text:p text:style-name="P1"><text:span text:style-name="T1"/></text:p>
      <text:p text:style-name="P1"><text:span text:style-name="T1">A plugin to easily make elements always available and unobtrusive. The Element Docker plugin allows the site menu to scroll from the bottom of the bounding box and catch at the top, with optional fade.</text:span></text:p>
      <text:p text:style-name="P1"><text:span text:style-name="T1"/></text:p>
      <text:p text:style-name="P1"><text:span text:style-name="T1">The Element Docker is dead simple to use and is a great resource for web developers to manipulate the scroll and opacity of DOM elements. </text:span></text:p>
      <text:p text:style-name="P1"><text:span text:style-name="T1"/></text:p>
      <text:p text:style-name="P1"><text:span text:style-name="T1"><text:s/>(TODO) As demonstrated here</text:span></text:p>
      <text:p text:style-name="P1"><text:span text:style-name="T1"/></text:p>
      <text:p text:style-name="P1"><text:span text:style-name="T1">How it works: $("#header").element_docker();</text:span></text:p>
      <text:p text:style-name="P1"><text:span text:style-name="T1"/></text:p>
      <text:p text:style-name="P1"><text:span text:style-name="T1">The element_docker will scroll normally at which time they will be absolutely positioned, with the inverse treatment of scrolling the other way. Once the scroll positioned is reached, a fade of optional opacity can be applied.</text:span></text:p>
      <text:p text:style-name="P1"><text:span text:style-name="T1"/></text:p>
      <text:p text:style-name="P1"><text:span text:style-name="T1"><text:s/>(TODO) Check on the Sticky page documentation to see what the plugin does to the DOM</text:span></text:p>
      <text:p text:style-name="P1"><text:span text:style-name="T1"/></text:p>
      <text:p text:style-name="P1"><text:span text:style-name="T1">Options <text:s text:c="4"/></text:span></text:p>
      <text:p text:style-name="P1"><text:span text:style-name="T1">pin_target: ( scroll event to the pin target, but the default is the window) select the containing element to pin the element_docker element to. </text:span></text:p>
      <text:p text:style-name="P1"><text:span text:style-name="T1">Default value: body</text:span></text:p>
      <text:p text:style-name="P1"><text:span text:style-name="T1">padding_top: Accepts any CSS length value to indicate padding from the top of the containing element. </text:span></text:p>
      <text:p text:style-name="P1"><text:span text:style-name="T1">Default value: 0px</text:span></text:p>
      <text:p text:style-name="P1"><text:span text:style-name="T1">fade_min: Minimum fade opacity as an decimal value between zero and one. </text:span></text:p>
      <text:p text:style-name="P1"><text:span text:style-name="T1">Default value: 0.35</text:span></text:p>
      <text:p text:style-name="P1"><text:span text:style-name="T1">fade_travel: Fade rate is controlled by specifying the travel of element faded in pixels.</text:span></text:p>
      <text:p text:style-name="P1"><text:span text:style-name="T1">Default value: 250</text:span></text:p>
      <text:p text:style-name="P1"><text:span text:style-name="T1">menu_pop: Functionality to pop the menu out on mouseover.</text:span></text:p>
      <text:p text:style-name="P1"><text:span text:style-name="T1">Default value: true</text:span></text:p>
      <text:p text:style-name="P1"><text:span text:style-name="T1"/></text:p>
      <text:p text:style-name="P1"><text:span text:style-name="T1">Future-Options</text:span></text:p>
      <text:p text:style-name="P1"><text:span text:style-name="T1">fade_easing: Adjust opacity animation for fade height and speed.</text:span></text:p>
      <text:p text:style-name="P1"><text:span text:style-name="T1"/></text:p>
      <text:p text:style-name="P1"><text:span text:style-name="T1">I think some of this stuff can/should go into the inline/code documentation, which we can then link from the README?</text:span></text:p>
      <text:p text:style-name="P1"><text:span text:style-name="T1"/></text:p>
      <text:p text:style-name="P1"><text:span text:style-name="T1">Changing presets</text:span></text:p>
      <text:p text:style-name="P1"><text:span text:style-name="T1"><text:s text:c="2"/>(TODO) Check on the Sticky page documentation to see what the plugin does to the DOM</text:span></text:p>
      <text:p text:style-name="P1"><text:span text:style-name="T1"/></text:p>
      <text:p text:style-name="P1"><text:span text:style-name="T1">Mouseenter</text:span></text:p>
      <text:p text:style-name="P1"><text:span text:style-name="T1">Since there are possibly multiple elements on the page having element_docker applied, we want to fade as a group.</text:span></text:p>
      <text:p text:style-name="P1"><text:span text:style-name="T1"/></text:p>
      <text:p text:style-name="P1"><text:span text:style-name="T1"/></text:p>
      <text:p text:style-name="P1"><text:span text:style-name="T1">Fixed Width</text:span></text:p>
      <text:p text:style-name="P1"><text:span text:style-name="T1">A fixed width, either in pxs, ems, or % should be applied to any element that the element_docker will be appended to. Since the element is no longer inheriting style from the container (as the z-axis) has been set above, a fixed width to the element itself.</text:span></text:p>
      <text:p text:style-name="P1"><text:soft-page-break/><text:span text:style-name="T1"/></text:p>
      <text:p text:style-name="P1"><text:span text:style-name="T1">Z-index</text:span></text:p>
      <text:p text:style-name="P1"><text:span text:style-name="T1">uses radix</text:span></text:p>
      <text:p text:style-name="P1"><text:span text:style-name="T1">(it would be cool if people could set the z-index on elements they are applying the element_docker to)</text:span></text:p>
      <text:p text:style-name="P1"><text:span text:style-name="T1"/></text:p>
      <text:p text:style-name="P1"><text:span text:style-name="T1">Testing</text:span></text:p>
      <text:p text:style-name="P1"><text:span text:style-name="T1"><text:s/>(TODO) Get testing infrastructure from Za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0-23T19:17:56</meta:creation-date>
    <dc:date>2013-10-23T19:18:46</dc:date>
    <meta:editing-duration>P0D</meta:editing-duration>
    <meta:editing-cycles>1</meta:editing-cycles>
    <meta:document-statistic meta:table-count="0" meta:image-count="0" meta:object-count="0" meta:page-count="2" meta:paragraph-count="32" meta:word-count="358" meta:character-count="2159" meta:non-whitespace-character-count="1819"/>
    <meta:generator>LibreOffice/3.6$Linux_X86_64 LibreOffice_project/360m1$Build-304</meta:generator>
  </office:meta>
</office:document-meta>
</file>